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8ce" draw:opacity="18%" draw:textarea-horizontal-align="justify" draw:textarea-vertical-align="middle" draw:auto-grow-height="false" fo:min-height="2.925cm" fo:min-width="19.09cm"/>
    </style:style>
    <style:style style:name="gr2" style:family="graphic" style:parent-style-name="standard">
      <style:graphic-properties draw:fill-color="#ffb66c" draw:opacity="15%" draw:textarea-horizontal-align="justify" draw:textarea-vertical-align="middle" draw:auto-grow-height="false" fo:min-height="7.275cm" fo:min-width="19.09cm"/>
    </style:style>
    <style:style style:name="gr3" style:family="graphic" style:parent-style-name="standard">
      <style:graphic-properties draw:opacity="15%" draw:textarea-horizontal-align="justify" draw:textarea-vertical-align="middle" draw:auto-grow-height="false" fo:min-height="14.736cm" fo:min-width="19.09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2.163cm" fo:min-width="8.136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2.925cm" fo:min-width="9.787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909cm" fo:min-width="4.6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7.37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179cm" fo:min-width="6.644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2.798cm" fo:min-width="12.581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04cm" fo:min-width="1.024cm"/>
    </style:style>
    <style:style style:name="gr1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004cm" fo:min-width="1.024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1.782cm" fo:min-width="8.263cm"/>
      <style:paragraph-properties style:writing-mode="lr-tb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1.655cm" fo:min-width="6.6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417cm" fo:min-width="6.358cm"/>
      <style:paragraph-properties style:writing-mode="lr-tb"/>
    </style:style>
    <style:style style:name="gr19" style:family="graphic" style:parent-style-name="standard">
      <style:graphic-properties draw:fill-color="#ffbf00" draw:textarea-horizontal-align="justify" draw:textarea-vertical-align="middle" draw:auto-grow-height="false" fo:min-height="0.893cm" fo:min-width="12.327cm"/>
      <style:paragraph-properties style:writing-mode="lr-tb"/>
    </style:style>
    <style:style style:name="P1" style:family="paragraph">
      <loext:graphic-properties draw:fill-color="#ffd8ce" draw:opacity="18%"/>
      <style:paragraph-properties fo:text-align="center"/>
    </style:style>
    <style:style style:name="P2" style:family="paragraph">
      <loext:graphic-properties draw:fill-color="#ffb66c" draw:opacity="15%"/>
      <style:paragraph-properties fo:text-align="center"/>
    </style:style>
    <style:style style:name="P3" style:family="paragraph">
      <loext:graphic-properties draw:opacity="1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style:text-properties fo:color="#c9211e"/>
    </style:style>
    <style:style style:name="P8" style:family="paragraph">
      <loext:graphic-properties draw:fill="none" draw:fill-color="#ffffff"/>
      <style:text-properties fo:color="#c9211e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 fo:background-color="transparent"/>
    </style:style>
    <style:style style:name="P11" style:family="paragraph">
      <loext:graphic-properties draw:fill="none" draw:fill-color="#ffffff"/>
      <style:text-properties fo:font-weight="bold" fo:background-color="transparent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.1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7.525cm" svg:x="1cm" svg:y="19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14.986cm" svg:x="1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8.636cm" svg:height="2.413cm" svg:x="6.08cm" svg:y="21.701cm">
          <text:p text:style-name="P4">Updated Faiss vector store</text:p>
          <text:p text:style-name="P4"><text:s/>To be used as retriever tool 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10.287cm" svg:height="3.175cm" svg:x="2.016cm" svg:y="15.351cm">
          <text:p text:style-name="P4">Lambda function calculates </text:p>
          <text:p text:style-name="P4">embeddings of new entries and </text:p>
          <text:p text:style-name="P4">adds them to preexisting index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5.112cm" svg:height="2.159cm" svg:x="7.985cm" svg:y="24.495cm">
          <text:p text:style-name="P4">Agent utilizes </text:p>
          <text:p text:style-name="P4">retriever tool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7.874cm" svg:height="2.413cm" svg:x="4.048cm" svg:y="7.985cm">
          <text:p text:style-name="P4"><text:s/>Lambda function scans </text:p>
          <text:p text:style-name="P4">Dynamodb table for </text:p>
          <text:p text:style-name="P4">new entries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7.144cm" svg:height="3.429cm" svg:x="13.319cm" svg:y="15.224cm">
          <text:p text:style-name="P4">Lambda function </text:p>
          <text:p text:style-name="P4">converts table new <text:s/></text:p>
          <text:p text:style-name="P4">entries to </text:p>
          <text:p text:style-name="P4">prevent reprocessing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13.081cm" svg:height="3.048cm" svg:x="1.381cm" svg:y="11.541cm">
          <text:p text:style-name="P4">Lambda function loads</text:p>
          <text:p text:style-name="P4"><text:s/>preexisting Faiss index </text:p>
          <text:p text:style-name="P4">(creates one if none exists for new user) 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985cm" svg:y1="10.398cm" svg:x2="7.921cm" svg:y2="11.541cm" draw:start-shape="id1" draw:start-glue-point="2" draw:end-shape="id2" draw:end-glue-point="0" svg:d="M7985 10398v571h-64v572" svg:viewBox="0 0 65 1144">
          <text:p/>
        </draw:connector>
        <draw:frame draw:style-name="gr11" draw:text-style-name="P8" draw:layer="layout" svg:width="5.334cm" svg:height="1.905cm" svg:x="3.667cm" svg:y="10.398cm">
          <draw:text-box>
            <text:p text:style-name="P7"><text:span text:style-name="T1">If new entries</text:span></text:p>
          </draw:text-box>
        </draw:frame>
        <draw:connector draw:style-name="gr10" draw:text-style-name="P4" draw:layer="layout" svg:x1="7.921cm" svg:y1="14.589cm" svg:x2="7.159cm" svg:y2="15.351cm" draw:start-shape="id2" draw:start-glue-point="2" draw:end-shape="id3" draw:end-glue-point="0" svg:d="M7921 14589v381h-762v381" svg:viewBox="0 0 763 763">
          <text:p/>
        </draw:connector>
        <draw:connector draw:style-name="gr10" draw:text-style-name="P4" draw:layer="layout" svg:x1="10.398cm" svg:y1="24.114cm" svg:x2="10.541cm" svg:y2="24.495cm" draw:start-shape="id4" draw:start-glue-point="2" draw:end-shape="id5" draw:end-glue-point="0" svg:d="M10398 24114v190h143v191" svg:viewBox="0 0 144 382">
          <text:p/>
        </draw:connector>
        <draw:connector draw:style-name="gr10" draw:text-style-name="P4" draw:layer="layout" svg:x1="12.303cm" svg:y1="16.938cm" svg:x2="13.319cm" svg:y2="16.938cm" draw:start-shape="id3" draw:start-glue-point="1" draw:end-shape="id6" draw:end-glue-point="3" svg:d="M12303 16938h1016" svg:viewBox="0 0 1017 1">
          <text:p/>
        </draw:connector>
        <draw:custom-shape draw:style-name="gr12" draw:text-style-name="P4" draw:layer="layout" svg:width="1.524cm" svg:height="0.254cm" svg:x="15.605cm" svg:y="11.54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064cm" svg:height="1.143cm" svg:x="17.002cm" svg:y="11.16cm">
          <draw:text-box>
            <text:p>DynamoDB</text:p>
          </draw:text-box>
        </draw:frame>
        <draw:custom-shape draw:style-name="gr14" draw:text-style-name="P6" draw:layer="layout" svg:width="1.524cm" svg:height="0.254cm" svg:x="15.605cm" svg:y="12.049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48cm" svg:height="1.143cm" svg:x="17.256cm" svg:y="11.795cm">
          <draw:text-box>
            <text:p>EFS</text:p>
          </draw:text-box>
        </draw:frame>
        <draw:frame draw:style-name="gr15" draw:text-style-name="P11" draw:layer="layout" svg:width="5.461cm" svg:height="1.673cm" svg:x="15.478cm" svg:y="10.017cm">
          <draw:text-box>
            <text:p text:style-name="P10">Lambda Layer</text:p>
          </draw:text-box>
        </draw:frame>
        <draw:custom-shape draw:style-name="gr16" draw:text-style-name="P5" xml:id="id8" draw:id="id8" draw:layer="layout" svg:width="8.763cm" svg:height="2.032cm" svg:x="10.525cm" svg:y="1.508cm">
          <text:p text:style-name="P4">User uploads saved to S3 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7.112cm" svg:height="1.905cm" svg:x="2.016cm" svg:y="1.508cm">
          <text:p text:style-name="P4">Conversation saved</text:p>
          <text:p text:style-name="P4"><text:s/>in DynamoDB</text:p>
          <draw:enhanced-geometry svg:viewBox="0 0 21600 21600" draw:type="rectangle" draw:enhanced-path="M 0 0 L 21600 0 21600 21600 0 21600 0 0 Z N"/>
        </draw:custom-shape>
        <draw:custom-shape draw:style-name="gr18" draw:text-style-name="P4" xml:id="id7" draw:id="id7" draw:layer="layout" svg:width="6.858cm" svg:height="2.667cm" svg:x="8.874cm" svg:y="4.429cm">
          <text:p text:style-name="P4">Lambda function</text:p>
          <text:p text:style-name="P4"><text:s/>exports S3 </text:p>
          <text:p text:style-name="P4">uploads to DynamoDB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2.303cm" svg:y1="7.096cm" svg:x2="7.985cm" svg:y2="7.985cm" draw:start-shape="id7" draw:start-glue-point="2" draw:end-shape="id1" draw:end-glue-point="0" svg:d="M12303 7096v444h-4318v445" svg:viewBox="0 0 4319 890">
          <text:p/>
        </draw:connector>
        <draw:connector draw:style-name="gr10" draw:text-style-name="P4" draw:layer="layout" svg:x1="14.906cm" svg:y1="3.54cm" svg:x2="12.303cm" svg:y2="4.429cm" draw:start-shape="id8" draw:start-glue-point="2" draw:end-shape="id7" draw:end-glue-point="0" svg:d="M14906 3540v444h-2603v445" svg:viewBox="0 0 2604 890">
          <text:p/>
        </draw:connector>
        <draw:connector draw:style-name="gr10" draw:text-style-name="P4" draw:layer="layout" svg:x1="5.572cm" svg:y1="3.413cm" svg:x2="7.985cm" svg:y2="7.985cm" draw:start-shape="id9" draw:start-glue-point="2" draw:end-shape="id1" draw:end-glue-point="0" svg:d="M5572 3413v2285h2413v2287" svg:viewBox="0 0 2414 4573">
          <text:p/>
        </draw:connector>
        <draw:custom-shape draw:style-name="gr19" draw:text-style-name="P5" xml:id="id10" draw:id="id10" draw:layer="layout" svg:width="12.827cm" svg:height="1.143cm" svg:x="4.048cm" svg:y="20.05cm">
          <text:p text:style-name="P4">Boto3 retrieves Faiss vector store from EFS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159cm" svg:y1="18.526cm" svg:x2="10.461cm" svg:y2="20.05cm" draw:start-shape="id3" draw:start-glue-point="2" draw:end-shape="id10" draw:end-glue-point="0" svg:d="M7159 18526v761h3302v763" svg:viewBox="0 0 3303 1525">
          <text:p/>
        </draw:connector>
        <draw:connector draw:style-name="gr10" draw:text-style-name="P4" draw:layer="layout" svg:x1="10.461cm" svg:y1="21.193cm" svg:x2="10.398cm" svg:y2="21.701cm" draw:start-shape="id10" draw:start-glue-point="2" draw:end-shape="id4" draw:end-glue-point="0" svg:d="M10461 21193v253h-63v255" svg:viewBox="0 0 64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0:49:10.650825670</meta:creation-date>
    <dc:date>2024-01-04T11:38:53.281935186</dc:date>
    <meta:editing-duration>PT6M41S</meta:editing-duration>
    <meta:editing-cycles>1</meta:editing-cycles>
    <meta:generator>LibreOffice/6.4.7.2$Linux_X86_64 LibreOffice_project/40$Build-2</meta:generator>
    <meta:document-statistic meta:object-count="28"/>
  </office:meta>
</office:document-meta>
</file>